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lbany" svg:font-family="Albany"/>
    <style:font-face style:name="StarSymbol" svg:font-family="StarSymbol"/>
    <style:font-face style:name="Times New Roman" svg:font-family="'Times New Roman'"/>
    <style:font-face style:name="Verdana" svg:font-family="Verdana, sans-serif"/>
    <style:font-face style:name="DejaVu Sans" svg:font-family="'DejaVu Sans'" style:font-family-generic="system" style:font-pitch="variable"/>
  </office:font-face-decls>
  <office:automatic-styles>
    <style:style style:name="P1" style:family="paragraph" style:parent-style-name="Text_20_body">
      <style:text-properties fo:color="#000000"/>
    </style:style>
    <style:style style:name="P2" style:family="paragraph" style:parent-style-name="Text_20_body">
      <style:text-properties fo:color="#000000" style:font-name="Times New Roman" fo:font-size="12pt"/>
    </style:style>
    <style:style style:name="P3" style:family="paragraph" style:parent-style-name="Text_20_body">
      <style:text-properties fo:color="#000000" style:font-name="Times New Roman" fo:font-size="12pt" fo:font-weight="bold"/>
    </style:style>
    <style:style style:name="P4" style:family="paragraph" style:parent-style-name="Text_20_body">
      <style:text-properties fo:color="#000000" style:font-name="Times New Roman" fo:font-size="12pt" fo:font-weight="normal"/>
    </style:style>
    <style:style style:name="P5" style:family="paragraph" style:parent-style-name="Text_20_body" style:list-style-name="L1">
      <style:text-properties fo:color="#000000" style:font-name="Times New Roman" fo:font-size="12pt" fo:font-weight="normal"/>
    </style:style>
    <style:style style:name="P6" style:family="paragraph" style:parent-style-name="Text_20_body" style:list-style-name="L4">
      <style:text-properties fo:color="#000000" style:font-name="Times New Roman" fo:font-size="12pt" fo:font-weight="normal" officeooo:rsid="00073945" officeooo:paragraph-rsid="00073945" style:font-weight-asian="normal" style:font-weight-complex="normal"/>
    </style:style>
    <style:style style:name="P7" style:family="paragraph" style:parent-style-name="Text_20_body" style:list-style-name="L2">
      <style:text-properties fo:color="#000000" style:font-name="Times New Roman" fo:font-size="12pt"/>
    </style:style>
    <style:style style:name="P8" style:family="paragraph" style:parent-style-name="Text_20_body" style:list-style-name="L3">
      <style:text-properties fo:color="#000000" style:font-name="Times New Roman" fo:font-size="12pt"/>
    </style:style>
    <style:style style:name="P9" style:family="paragraph" style:parent-style-name="Text_20_body" style:list-style-name="L3">
      <style:paragraph-properties fo:margin-left="1.251cm" fo:margin-right="0cm" fo:text-indent="0cm" style:auto-text-indent="false"/>
      <style:text-properties fo:color="#000000" style:font-name="Times New Roman" fo:font-size="12pt"/>
    </style:style>
    <style:style style:name="P10" style:family="paragraph" style:parent-style-name="Text_20_body" style:list-style-name="L3">
      <style:paragraph-properties fo:margin-left="2.501cm" fo:margin-right="0cm" fo:text-indent="0cm" style:auto-text-indent="false"/>
      <style:text-properties fo:color="#000000" style:font-name="Times New Roman" fo:font-size="12pt"/>
    </style:style>
    <style:style style:name="P11" style:family="paragraph" style:parent-style-name="Text_20_body" style:list-style-name="L3">
      <style:paragraph-properties fo:margin-left="-1.251cm" fo:margin-right="0cm" fo:text-indent="0cm" style:auto-text-indent="false"/>
      <style:text-properties fo:color="#000000" style:font-name="Times New Roman" fo:font-size="12pt"/>
    </style:style>
    <style:style style:name="P12" style:family="paragraph" style:parent-style-name="Text_20_body" style:list-style-name="L3">
      <style:paragraph-properties fo:margin-left="0cm" fo:margin-right="0cm" fo:text-indent="0cm" style:auto-text-indent="false"/>
      <style:text-properties fo:color="#000000" style:font-name="Times New Roman" fo:font-size="1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3">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vyiu"/>Name</text:p>
      <text:p text:style-name="P4"><text:bookmark text:name="vyiu1"/>Baldar (Herkunft: Unbekannt, Bedeutung: Die Dunkelheit)</text:p>
      <text:p text:style-name="P2"><text:bookmark text:name="vyiu2"/></text:p>
      <text:p text:style-name="P3"><text:bookmark text:name="vyiu3"/>Beschreibung</text:p>
      <text:p text:style-name="P4"><text:bookmark text:name="vyiu4"/>Baldar, er Bruder Haldars, ist ein Erzdämon.<text:bookmark text:name="vyiu6"/></text:p>
      <text:p text:style-name="P2"><text:bookmark text:name="vyiu8"/><text:bookmark text:name="vyiu7"/></text:p>
      <text:p text:style-name="P3">Ort</text:p>
      <text:p text:style-name="P4">Das schwarze Lager der Trommelhöhle<text:bookmark text:name="atp73"/></text:p>
      <text:p text:style-name="P3"><text:bookmark text:name="vyiu12"/><text:bookmark text:name="vyiu111"/></text:p>
      <text:p text:style-name="P3">Tagesablauf</text:p>
      <text:list xml:id="list5449039663111816754" text:style-name="L1">
        <text:list-item>
          <text:p text:style-name="P5">Ganzer Tag – Steht in seinem Lager</text:p>
        </text:list-item>
      </text:list>
      <text:p text:style-name="P1"><text:bookmark text:name="vyiu15"/></text:p>
      <text:p text:style-name="P3"><text:bookmark text:name="vyiu16"/>Zugehörigkeit</text:p>
      <text:p text:style-name="P2"><text:bookmark text:name="vyiu17"/>Die schwarze Legion</text:p>
      <text:p text:style-name="P2"><text:bookmark text:name="f-855"/></text:p>
      <text:p text:style-name="P2"><text:bookmark text:name="vyiu20"/><text:bookmark text:name="vyiu19"/></text:p>
      <text:p text:style-name="P3"><text:bookmark text:name="f-856"/>Aufträge</text:p>
      <text:list xml:id="list5420235735385099550" text:style-name="L2">
        <text:list-item>
          <text:p text:style-name="P7"><text:bookmark text:name="dfq10"/><text:bookmark text:name="dfq1"/>Sekundär – <text:bookmark text:name="z0dk3"/>Tod der weißen Legion</text:p>
        </text:list-item>
      </text:list>
      <text:p text:style-name="P2"><text:bookmark text:name="vyiu23"/></text:p>
      <text:p text:style-name="P3"><text:bookmark text:name="ik9t1"/>Dialog<text:bookmark text:name="vyiu24"/><text:bookmark text:name="ik9t"/></text:p>
      <text:list xml:id="list7267822018180097159" text:style-name="L3">
        <text:list-item>
          <text:p text:style-name="P8">Hallo.</text:p>
          <text:list>
            <text:list-item>
              <text:p text:style-name="P8"><text:bookmark text:name="ik9t2"/><text:bookmark text:name="f0wr"/>N: <text:bookmark text:name="gg5p"/>Wer bist du und was machst du in meinem Lager?</text:p>
            </text:list-item>
            <text:list-item>
              <text:p text:style-name="P8">(Charakter kennt noch keinen der beiden Brüder)</text:p>
            </text:list-item>
            <text:list-item>
              <text:p text:style-name="P9"><text:bookmark text:name="ik9t3"/><text:bookmark text:name="f0wr0"/>C: Dein Lager?</text:p>
            </text:list-item>
            <text:list-item>
              <text:p text:style-name="P9">N: Ja, mein Lager!</text:p>
            </text:list-item>
            <text:list-item>
              <text:p text:style-name="P9">N: Dies ist das Lager der schwarzen Legion, meines Heers.</text:p>
            </text:list-item>
            <text:list-item>
              <text:p text:style-name="P8">(Charakter hat bereits Haldar getroffen)</text:p>
            </text:list-item>
            <text:list-item>
              <text:p text:style-name="P9">C: Bist du Haldars Bruder?</text:p>
            </text:list-item>
            <text:list-item>
              <text:p text:style-name="P9">N: Woher weißt du das?</text:p>
            </text:list-item>
            <text:list-item>
              <text:p text:style-name="P9">C: Hab mit ihm gesprochen.</text:p>
            </text:list-item>
            <text:list-item>
              <text:p text:style-name="P9">N: Du wagst es, mit diesem Feigling zu sprechen? Wie kannst du dir das nur antun?</text:p>
            </text:list-item>
            <text:list-item>
              <text:p text:style-name="P9">C: Ganz ruhig, Flügelmann.</text:p>
            </text:list-item>
            <text:list-item>
              <text:p text:style-name="P9">N: Weißt du eigentlich wen du vor dir hast? Ich bin Baldar, der mächtige Erzdämon aus …</text:p>
            </text:list-item>
            <text:list-item>
              <text:p text:style-name="P9">C: … einem Kartoffelsack.</text:p>
            </text:list-item>
            <text:list-item>
              <text:p text:style-name="P9">N: Schweig, du Hund!</text:p>
            </text:list-item>
            <text:list-item>
              <text:p text:style-name="P9">(Auftrag „Tod der schwarzen Legion“ nicht aktiv)</text:p>
            </text:list-item>
            <text:list-item>
              <text:p text:style-name="P10">N: Wenn du schon so eine spitze Zunge hast, dann verwende sie wenigstens gegen meinen Bruder!</text:p>
            </text:list-item>
            <text:list-item>
              <text:p text:style-name="P10">N: Tritt meinem Heer bei und bekämpfe ihn und seinesgleichen!</text:p>
            </text:list-item>
            <text:list-item>
              <text:p text:style-name="P10">C: Ich überleg's mir.</text:p>
            </text:list-item>
            <text:list-item>
              <text:p text:style-name="P10">N: Gut, aber nicht zu lange will ich hoffen.</text:p>
            </text:list-item>
            <text:list-item>
              <text:p text:style-name="P10">C: Gut Ding will Weile haben.</text:p>
            </text:list-item>
          </text:list>
        </text:list-item>
        <text:list-item>
          <text:p text:style-name="P8"><text:bookmark text:name="gg5p1"/>Ich möchte der schwarzen Legion beitreten. (Charakter hat ein Angebot bekommen und der Auftrag „Tod der schwarzen Legion“ ist nicht aktiv)</text:p>
          <text:list>
            <text:list-item>
              <text:p text:style-name="P8"><text:bookmark text:name="ik9t10"/><text:bookmark text:name="fdvr"/>N: <text:bookmark text:name="dnw_"/>Du hast es dir also nochmal gründlich überlegt, was?</text:p>
            </text:list-item>
            <text:list-item>
              <text:p text:style-name="P8">N: Gut, zunächst einmal bekommst du diese Standarte hier. Es ist mein schwarzes W<text:bookmark text:name="Aufnahme"/>appen, nicht so hässlich wie das weiße meines Bruders. Und damit du nicht das Gefühl hast, du müsstest hier umsonst kämpfen, hast du hier noch ein paar Goldmünzen und etwas Schwefel.</text:p>
            </text:list-item>
            <text:list-item>
              <text:p text:style-name="P8">N: So, jetzt erkläre ich dir mal, wie das hier läuft, auf dem „Schlachtfeld“. Es gibt <text:soft-page-break/>zwei Wege, die die beiden Lager miteinander verbinden. Auf jedem dieser Wege schicken mein Bruder und ich Truppen gegeneinander los. Du kannst dir aussuchen, auf welchem der Wege du kämpfen möchtest. Das ist mir ziemlich egal, Hauptsache du kämpfst.</text:p>
            </text:list-item>
            <text:list-item>
              <text:p text:style-name="P8">N: Da gibt’s nur ein kleines Problem. Mein Bruder und ich haben damals, als wir mit dem Kampf begonnen haben, ausgemacht, dass keiner außer uns beiden sich in den Streit einmischen darf. Die Krieger, die ich schicke, habe ich alle selbst erschaffen, das zählt also nicht als Einmischung.</text:p>
            </text:list-item>
            <text:list-item>
              <text:p text:style-name="P8">N: Du dagegen würdest gegen die Regeln verstoßen. Nicht, dass ich viel für Regeln übrig hätte, aber ich will nicht, dass mich mein verdammter Bruder einen Feigling nennt.</text:p>
            </text:list-item>
            <text:list-item>
              <text:p text:style-name="P8">C: Also, was soll ich tun?</text:p>
            </text:list-item>
            <text:list-item>
              <text:p text:style-name="P8">N: Es gäbe da eine nette Lösung. Bevor du das Schlachtfeld betrittst, benutzt du einen Zauberring von mir, der dich in die Gestalt eines Dämons verwandelt.</text:p>
            </text:list-item>
            <text:list-item>
              <text:p text:style-name="P8">C: Aha.</text:p>
            </text:list-item>
            <text:list-item>
              <text:p text:style-name="P8">N: Keine Angst, sobald du ihn erneut wirken lässt, wirst du dich natürlich zurückverwandeln.</text:p>
            </text:list-item>
            <text:list-item>
              <text:p text:style-name="P8">N: Der Zauber wirkt allerdings nur innerhalb dieser Höhle. Außerhalb ist meine Aura nicht stark genug!</text:p>
            </text:list-item>
            <text:list-item>
              <text:p text:style-name="P8">N: Ach so und noch etwas: Hast du genügend Feinde getötet, bekommst du natürlich auch entsprechende Belohnungen, die du dir bei mir persönlich abholen kannst.</text:p>
            </text:list-item>
            <text:list-item>
              <text:p text:style-name="P8">Der Charakter erhält einen Ring mit einem Verwandlungszauber. Wird dieser ausgeführt, so tritt er Baldars Gruppe bei und sein Aussehen sowie seine Zauber und Werte verändern sich. Macht er diesen Zauber rückgängig, so verwandelt er sich wieder zurück, wird zurück ins Lager versetzt und verlässt Baldars Gruppe. Der Zauber sollte eine gewisse Abklingzeit haben, was die ständige Hin- und Herverwandlung unterbinden würde.</text:p>
            </text:list-item>
            <text:list-item>
              <text:p text:style-name="P8">Neuer Auftrag „Tod der weißen Legion“.</text:p>
            </text:list-item>
            <text:list-item>
              <text:p text:style-name="P11">Gib mir meine Belohnung! (Auftrag „Tod der weißen Legion“ ist aktiv)</text:p>
            </text:list-item>
            <text:list-item>
              <text:p text:style-name="P8">(Charakter hat mindestens zehn neue Tötungspunkte)</text:p>
            </text:list-item>
            <text:list-item>
              <text:p text:style-name="P9">N: Gut, hier hast du sie. Mach nur weiter so und wir werden meinen Bruder bald besiegt haben!</text:p>
            </text:list-item>
            <text:list-item>
              <text:p text:style-name="P9">(Charakter erhält eine Belohnung)</text:p>
            </text:list-item>
            <text:list-item>
              <text:p text:style-name="P8">(Charakter hat weniger als zehn neue Tötungspunkte)</text:p>
            </text:list-item>
            <text:list-item>
              <text:p text:style-name="P9">N: Pah, töte erst mal mehr von seinen Leuten und dann wir sehen weiter.</text:p>
            </text:list-item>
            <text:list-item>
              <text:p text:style-name="P11">Welches Heer? (Nach Begrüßung)</text:p>
            </text:list-item>
            <text:list-item>
              <text:p text:style-name="P12">N: Bist du etwa blind? Schau dich doch mal um! Siehst du nicht die vielen Krieger? Sie alle dienen mir, um diesen Bastard Haldar zu vernichten!</text:p>
            </text:list-item>
            <text:list-item>
              <text:p text:style-name="P11">Schwarze Legion? (Nach Begrüßung)</text:p>
            </text:list-item>
            <text:list-item>
              <text:p text:style-name="P12">N: Ja. So nennen wir uns, also mein Gefolge und ich. Wir kämpfen hier schon seit vielen Jahren gegen die weiße Legion. Sie wird von meinem widerlichen Bruder Haldar angeführt, einem Erzengel.</text:p>
            </text:list-item>
            <text:list-item>
              <text:p text:style-name="P11">Wieso ist dein Bruder ein Erzengel? (Nach „Schwarze Legion?“)</text:p>
            </text:list-item>
            <text:list-item>
              <text:p text:style-name="P12">N: Wieso sollte er es nicht sein, dieser Schweinehund?</text:p>
            </text:list-item>
            <text:list-item>
              <text:p text:style-name="P12">C: Inzucht und so ...</text:p>
            </text:list-item>
            <text:list-item>
              <text:p text:style-name="P12">N: Was sagst du? Sprich gefälligst lauter, wenn du mir was zu sagen hast.</text:p>
            </text:list-item>
            <text:list-item>
              <text:p text:style-name="P11">Wieso kämpft ihr gegeneinander? (Nach „Schwarze Legion?“)</text:p>
            </text:list-item>
            <text:list-item>
              <text:p text:style-name="P12">N: Spielt das eine Rolle für dich? Wieso fragst du überhaupt?</text:p>
            </text:list-item>
            <text:list-item>
              <text:p text:style-name="P12">C: Reine Neugier.</text:p>
            </text:list-item>
            <text:list-item>
              <text:p text:style-name="P12">N: Hmm, na ja, also ehrlich gesagt, ich weiß es gar nicht mehr so genau. Aber das ändert nichts daran, dass mein Bruder ein mieser Lügner und Verräter ist und ich ihn vernichten werde!</text:p>
            </text:list-item>
            <text:list-item>
              <text:p text:style-name="P11"><text:soft-page-break/>Wer ist denn der Stärkere von euch beiden? (Nach „Schwarze Legion?“)</text:p>
            </text:list-item>
            <text:list-item>
              <text:p text:style-name="P12">N: Ich natürlich. Versteht sich doch von selbst, dass ein Erzdämon stärker als ein Erzengel ist!</text:p>
            </text:list-item>
            <text:list-item>
              <text:p text:style-name="P12">N: Wobei ich noch etwas Unterstützung gebrauchen könnte. Immerhin kämpfen wir nun schon so lange gegeneinander und keiner von uns beiden kann gewinnen. Schätze mal, er hat einfach zu viele Truppen um sich geschart, dieser feige Hund!</text:p>
            </text:list-item>
            <text:list-item>
              <text:p text:style-name="P12">N: Du hättest nicht zufällig Lust, in mein Heer einzutreten?</text:p>
            </text:list-item>
            <text:list-item>
              <text:p text:style-name="P9">Warum sollte ich?</text:p>
            </text:list-item>
            <text:list-item>
              <text:p text:style-name="P10">N: Weil du dann die Chance bekommst, einen Erzengel zu töten. Überleg's dir einfach mal.</text:p>
            </text:list-item>
            <text:list-item>
              <text:p text:style-name="P9">Klar!</text:p>
            </text:list-item>
            <text:list-item>
              <text:p text:style-name="P10">N: So so, ein tapferer Mann. Ich gebe dir noch etwas Zeit und wenn du's dir überlegt hast, dann melde dich einfach nochmal bei mir. Ich kann jeden Krieger gebrauchen.</text:p>
            </text:list-item>
          </text:list>
        </text:list-item>
      </text:list>
      <text:p text:style-name="P2"><text:bookmark text:name="vyiu53"/></text:p>
      <text:p text:style-name="P3"><text:bookmark text:name="adhu1"/>Handel<text:bookmark text:name="u5nf"/></text:p>
      <text:list xml:id="list3108244572817830141" text:style-name="L4">
        <text:list-item>
          <text:p text:style-name="P6">Dämonenasche</text:p>
        </text:list-item>
        <text:list-item>
          <text:p text:style-name="P6">alle Einheiten der schwarzen Leg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lbany" svg:font-family="Albany"/>
    <style:font-face style:name="StarSymbol" svg:font-family="StarSymbol"/>
    <style:font-face style:name="Times New Roman" svg:font-family="'Times New Roman'"/>
    <style:font-face style:name="Verdana" svg:font-family="Verdana, sans-serif"/>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de" fo:country="DE"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tab-stop-distance="1.251cm" style:writing-mode="page"/>
      <style:text-properties fo:color="#000000" style:font-name="Times New Roman" fo:font-size="12pt" fo:language="de" fo:country="DE"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style:contextual-spacing="false" fo:text-indent="0cm" style:auto-text-indent="false" style:writing-mode="page"/>
      <style:text-properties style:font-name="Verdana" fo:font-family="Verdana, sans-serif" fo:font-size="10pt" fo:language="de" fo:country="DE"/>
    </style:style>
    <style:style style:name="Header" style:family="paragraph" style:class="extra">
      <style:paragraph-properties fo:margin-left="0.152cm" fo:margin-right="0.152cm" fo:margin-top="0.152cm" fo:margin-bottom="0.152cm" style:contextual-spacing="false" fo:text-indent="0cm" style:auto-text-indent="false" style:writing-mode="page">
        <style:tab-stops>
          <style:tab-stop style:position="8.498cm" style:type="center"/>
          <style:tab-stop style:position="16.999cm" style:type="right"/>
        </style:tab-stops>
      </style:paragraph-properties>
      <style:text-properties style:font-name="Verdana" fo:font-family="Verdana, sans-serif" fo:font-size="10pt" fo:language="de" fo:country="DE"/>
    </style:style>
    <style:style style:name="Text_20_body" style:display-name="Text body" style:family="paragraph" style:class="text">
      <style:paragraph-properties fo:margin-left="0cm" fo:margin-right="0cm" fo:margin-top="0cm" fo:margin-bottom="0cm" style:contextual-spacing="false" fo:text-indent="0cm" style:auto-text-indent="false" style:writing-mode="page"/>
      <style:text-properties style:font-name="Verdana" fo:font-family="Verdana, sans-serif" fo:font-size="10pt" fo:language="de" fo:country="DE"/>
    </style:style>
    <style:style style:name="List" style:family="paragraph" style:class="list">
      <style:paragraph-properties fo:margin-left="0cm" fo:margin-right="0cm" fo:margin-top="0cm" fo:margin-bottom="0cm" style:contextual-spacing="false" fo:text-indent="0cm" style:auto-text-indent="false" style:writing-mode="page"/>
      <style:text-properties style:font-name="Verdana" fo:font-family="Verdana, sans-serif" fo:font-size="10pt" fo:language="de" fo:country="DE"/>
    </style:style>
    <style:style style:name="Sender" style:family="paragraph" style:class="extra">
      <style:paragraph-properties fo:margin-left="0.152cm" fo:margin-right="0.152cm" fo:margin-top="0cm" fo:margin-bottom="0cm" style:contextual-spacing="false" fo:text-indent="0cm" style:auto-text-indent="false" style:writing-mode="page"/>
      <style:text-properties style:font-name="Verdana" fo:font-family="Verdana, sans-serif" fo:font-size="10pt" fo:language="de" fo:country="DE" fo:font-style="italic"/>
    </style:style>
    <style:style style:name="Horizontal_20_Line" style:display-name="Horizontal Line" style:family="paragraph" style:next-style-name="Text_20_body" style:class="html">
      <style:paragraph-properties fo:margin-left="0.152cm" fo:margin-right="0.152cm" fo:margin-top="0cm" fo:margin-bottom="0.499cm" style:contextual-spacing="false" fo:text-indent="0cm" style:auto-text-indent="false" style:border-line-width-bottom="0.002cm 0.035cm 0.002cm" fo:padding="0cm" fo:border-left="none" fo:border-right="none" fo:border-top="none" fo:border-bottom="1.11pt double #808080" style:writing-mode="page"/>
      <style:text-properties style:font-name="Verdana" fo:font-family="Verdana, sans-serif" fo:font-size="6pt" fo:language="de" fo:country="DE"/>
    </style:style>
    <style:style style:name="Index" style:family="paragraph" style:class="index">
      <style:paragraph-properties fo:margin-left="0.152cm" fo:margin-right="0.152cm" fo:margin-top="0.152cm" fo:margin-bottom="0.152cm" style:contextual-spacing="false" fo:text-indent="0cm" style:auto-text-indent="false" style:writing-mode="page"/>
      <style:text-properties style:font-name="Verdana" fo:font-family="Verdana, sans-serif" fo:font-size="10pt" fo:language="de" fo:country="DE"/>
    </style:style>
    <style:style style:name="Footer" style:family="paragraph" style:class="extra">
      <style:paragraph-properties fo:margin-left="0.152cm" fo:margin-right="0.152cm" fo:margin-top="0.152cm" fo:margin-bottom="0.152cm" style:contextual-spacing="false" fo:text-indent="0cm" style:auto-text-indent="false" style:writing-mode="page">
        <style:tab-stops>
          <style:tab-stop style:position="8.498cm" style:type="center"/>
          <style:tab-stop style:position="16.999cm" style:type="right"/>
        </style:tab-stops>
      </style:paragraph-properties>
      <style:text-properties style:font-name="Verdana" fo:font-family="Verdana, sans-serif" fo:font-size="10pt" fo:language="de" fo:country="DE"/>
    </style:style>
    <style:style style:name="Caption" style:family="paragraph" style:class="extra">
      <style:paragraph-properties fo:margin-left="0.152cm" fo:margin-right="0.152cm" fo:margin-top="0.212cm" fo:margin-bottom="0.212cm" style:contextual-spacing="false" fo:text-indent="0cm" style:auto-text-indent="false" style:writing-mode="page"/>
      <style:text-properties style:font-name="Verdana" fo:font-family="Verdana, sans-serif" fo:font-size="12pt" fo:language="de" fo:country="DE" fo:font-style="italic"/>
    </style:style>
    <style:style style:name="Table_20_Contents" style:display-name="Table Contents" style:family="paragraph" style:class="extra">
      <style:paragraph-properties fo:margin-left="0cm" fo:margin-right="0cm" fo:margin-top="0cm" fo:margin-bottom="0cm" style:contextual-spacing="false" fo:text-indent="0cm" style:auto-text-indent="false" style:writing-mode="page"/>
      <style:text-properties style:font-name="Verdana" fo:font-family="Verdana, sans-serif" fo:font-size="10pt" fo:language="de" fo:country="DE"/>
    </style:style>
    <style:style style:name="Heading" style:family="paragraph" style:next-style-name="Text_20_body" style:class="text">
      <style:paragraph-properties fo:margin-left="0.152cm" fo:margin-right="0.152cm" fo:margin-top="0.423cm" fo:margin-bottom="0.499cm" style:contextual-spacing="false" fo:text-indent="0cm" style:auto-text-indent="false" style:writing-mode="page"/>
      <style:text-properties style:font-name="Albany" fo:font-family="Albany" fo:font-size="14pt" fo:language="de" fo:country="DE"/>
    </style:style>
    <style:style style:name="Heading_20_1" style:display-name="Heading 1" style:family="paragraph" style:next-style-name="Text_20_body" style:class="text">
      <style:paragraph-properties fo:margin-left="0.152cm" fo:margin-right="0.152cm" fo:margin-top="0.423cm" fo:margin-bottom="0.499cm" style:contextual-spacing="false" fo:text-indent="0cm" style:auto-text-indent="false" style:writing-mode="page"/>
      <style:text-properties style:font-name="Times New Roman" fo:font-family="'Times New Roman'" fo:font-size="24pt" fo:language="de" fo:country="DE" fo:font-weight="bold"/>
    </style:style>
    <style:style style:name="Bullet_20_Symbols" style:display-name="Bullet Symbols" style:family="text">
      <style:text-properties style:font-name="StarSymbol" fo:font-family="StarSymbol" fo:font-size="9pt"/>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Windows_x86 LibreOffice_project/3fd416d4c6db7d3204c17ce57a1d70f6e531ee21</meta:generator>
    <dc:title/>
    <meta:initial-creator>Tamino Dauth</meta:initial-creator>
    <meta:editing-cycles>82</meta:editing-cycles>
    <dc:date>2014-12-07T18:49:31.377000000</dc:date>
    <meta:creation-date>2009-04-02T17:36:42</meta:creation-date>
    <meta:language>en-US</meta:language>
    <meta:editing-duration>PT1H38M38S</meta:editing-duration>
    <meta:document-statistic meta:table-count="0" meta:image-count="0" meta:object-count="0" meta:page-count="3" meta:paragraph-count="77" meta:word-count="968" meta:character-count="5505" meta:non-whitespace-character-count="4677"/>
  </office:meta>
</office:document-meta>
</file>